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b87" officeooo:paragraph-rsid="00149b87"/>
    </style:style>
    <style:style style:name="P2" style:family="paragraph" style:parent-style-name="Standard">
      <style:text-properties officeooo:rsid="0015679b" officeooo:paragraph-rsid="0015679b"/>
    </style:style>
    <style:style style:name="P3" style:family="paragraph" style:parent-style-name="Standard">
      <style:text-properties officeooo:rsid="0015e88c" officeooo:paragraph-rsid="0015e88c"/>
    </style:style>
    <style:style style:name="P4" style:family="paragraph" style:parent-style-name="Standard">
      <style:text-properties officeooo:rsid="0016bda3" officeooo:paragraph-rsid="0016bda3"/>
    </style:style>
    <style:style style:name="T1" style:family="text">
      <style:text-properties officeooo:rsid="0015d3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act factor</text:p>
      <text:p text:style-name="P1">(Nº citas del año anterior + Nºde citas 2 años)/ (nºpublic año pasado + nº pub de hace 2 años)</text:p>
      <text:p text:style-name="P1"/>
      <text:p text:style-name="P1">Lo conforma Clarivate, realizando el: WOS (World of Science)</text:p>
      <text:p text:style-name="P1"/>
      <text:p text:style-name="P2">Elsevier tiene una página gratuita llamada Scopus</text:p>
      <text:p text:style-name="P2">- <text:span text:style-name="T1">el supporting de un artículo siempre es gratuito en Elsevier</text:span></text:p>
      <text:p text:style-name="P2"/>
      <text:p text:style-name="P3">El doi es el «isbn» de los artículos (un código de identificación único)</text:p>
      <text:p text:style-name="P3"/>
      <text:p text:style-name="P4">sci-hub</text:p>
      <text:p text:style-name="P4"/>
      <text:p text:style-name="P4">research g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7:54:26.301007602</meta:creation-date>
    <dc:date>2018-09-27T18:17:18.213033413</dc:date>
    <meta:editing-duration>PT12M40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65" meta:character-count="370" meta:non-whitespace-character-count="313"/>
  </office:meta>
</office:document-meta>
</file>